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9882in" table:align="left"/>
    </style:style>
    <style:style style:name="Table1.A" style:family="table-column">
      <style:table-column-properties style:column-width="1.2639in"/>
    </style:style>
    <style:style style:name="Table1.B" style:family="table-column">
      <style:table-column-properties style:column-width="1.7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rsid="00120a94" officeooo:paragraph-rsid="00120a94"/>
    </style:style>
    <style:style style:name="P3" style:family="paragraph" style:parent-style-name="Standard" style:list-style-name="L2">
      <style:text-properties officeooo:rsid="00159cfc" officeooo:paragraph-rsid="00159cfc"/>
    </style:style>
    <style:style style:name="P4" style:family="paragraph" style:parent-style-name="Text_20_body" style:list-style-name="L1">
      <style:text-properties officeooo:paragraph-rsid="00145555"/>
    </style:style>
    <style:style style:name="P5" style:family="paragraph" style:parent-style-name="Text_20_body" style:list-style-name="L1">
      <style:text-properties officeooo:rsid="0012d7bf" officeooo:paragraph-rsid="0012d7bf"/>
    </style:style>
    <style:style style:name="P6" style:family="paragraph" style:parent-style-name="Text_20_body">
      <style:text-properties officeooo:rsid="0012d7bf" officeooo:paragraph-rsid="00159cfc"/>
    </style:style>
    <style:style style:name="P7" style:family="paragraph" style:parent-style-name="Table_20_Contents">
      <style:text-properties officeooo:rsid="0012d7bf" officeooo:paragraph-rsid="0012d7bf"/>
    </style:style>
    <style:style style:name="T1" style:family="text">
      <style:text-properties officeooo:rsid="00120a94"/>
    </style:style>
    <style:style style:name="T2" style:family="text">
      <style:text-properties style:font-name="Liberation Sans1" officeooo:rsid="00120a94" style:font-name-asian="Droid Sans Fallback" style:font-name-complex="FreeSans"/>
    </style:style>
    <style:style style:name="T3" style:family="text">
      <style:text-properties officeooo:rsid="00145555"/>
    </style:style>
    <style:style style:name="T4" style:family="text">
      <style:text-properties officeooo:rsid="00159c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velopment Life <text:span text:style-name="T1">C</text:span>ycle </text:p>
      <text:p text:style-name="P1">Team Sigma <text:span text:style-name="T2">∑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 date</text:p>
          </table:table-cell>
          <table:table-cell table:style-name="Table1.B1" office:value-type="string">
            <text:p text:style-name="P7">21/10/14</text:p>
          </table:table-cell>
        </table:table-row>
        <table:table-row>
          <table:table-cell table:style-name="Table1.A2" office:value-type="string">
            <text:p text:style-name="P2">Location</text:p>
          </table:table-cell>
          <table:table-cell table:style-name="Table1.B2" office:value-type="string">
            <text:p text:style-name="P7">b21b</text:p>
          </table:table-cell>
        </table:table-row>
        <table:table-row>
          <table:table-cell table:style-name="Table1.A2" office:value-type="string">
            <text:p text:style-name="P2">Author</text:p>
          </table:table-cell>
          <table:table-cell table:style-name="Table1.B2" office:value-type="string">
            <text:p text:style-name="P7">Coramc brady</text:p>
          </table:table-cell>
        </table:table-row>
        <table:table-row>
          <table:table-cell table:style-name="Table1.A2" office:value-type="string">
            <text:p text:style-name="P2">Version</text:p>
          </table:table-cell>
          <table:table-cell table:style-name="Table1.B2" office:value-type="string">
            <text:p text:style-name="P7">1</text:p>
          </table:table-cell>
        </table:table-row>
      </table:table>
      <text:p text:style-name="P2"/>
      <text:p text:style-name="P2"/>
      <text:h text:style-name="Heading_20_2" text:outline-level="2">Attendance</text:h>
      <text:p text:style-name="P6">Missing:</text:p>
      <text:p text:style-name="P6"><text:tab/> <text:span text:style-name="T4">C</text:span>alvin <text:span text:style-name="T4">(reason: asleep)</text:span></text:p>
      <text:p text:style-name="P6"><text:tab/>keryon</text:p>
      <text:h text:style-name="Heading_20_2" text:outline-level="2">Matters Arising </text:h>
      <text:list xml:id="list6121944986066947713" text:style-name="L1">
        <text:list-item>
          <text:p text:style-name="P5">Zac looked into saving content on app closure ect he <text:span text:style-name="T4">found</text:span> there is a set methods and a small demo was asked of him <text:span text:style-name="T4">for next week</text:span></text:p>
        </text:list-item>
        <text:list-item>
          <text:p text:style-name="P5"><text:span text:style-name="T4">Carl</text:span> looked into <text:span text:style-name="T4">DBMS</text:span> on android and server, android has it's <text:span text:style-name="T4">own</text:span> built in sql <text:span text:style-name="T4">s</text:span>upport, we fond that there is an api that finds out if there is a data connection or not </text:p>
        </text:list-item>
        <text:list-item>
          <text:p text:style-name="P4"><text:span text:style-name="T3">http posts implementation in PHP and Java were desussed using JRMI or jasion, (a note of some confusion was that Jason can be used in java and uses php)</text:span></text:p>
        </text:list-item>
      </text:list>
      <text:h text:style-name="Heading_20_2" text:outline-level="2">New business </text:h>
      <text:list xml:id="list5076736137882130186" text:style-name="L2">
        <text:list-item>
          <text:p text:style-name="P3">Cormac brady was made group leader</text:p>
        </text:list-item>
        <text:list-item>
          <text:p text:style-name="P3">a facebook group was proposed for better communication</text:p>
        </text:list-item>
        <text:list-item>
          <text:p text:style-name="P3">the group is now set on creating th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4-10-21T13:06:40.209215073" text:fixed="true">21/10/14</text:date><text:tab/><text:tab/><text:initial-creator>cormac brady</text:initial-creato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3:06:40.515577623</meta:creation-date>
    <meta:editing-duration>PT2H2M16S</meta:editing-duration>
    <meta:editing-cycles>2</meta:editing-cycles>
    <meta:generator>LibreOffice/4.2.6.3$Linux_X86_64 LibreOffice_project/420m0$Build-3</meta:generator>
    <meta:initial-creator>cormac brady</meta:initial-creator>
    <dc:date>2014-10-21T15:55:37.702699859</dc:date>
    <dc:creator>cormac brady</dc:creator>
    <meta:document-statistic meta:table-count="1" meta:image-count="0" meta:object-count="0" meta:page-count="1" meta:paragraph-count="23" meta:word-count="146" meta:character-count="778" meta:non-whitespace-character-count="651"/>
  </office:meta>
</office:document-meta>
</file>